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layout-cache" manifest:media-type="application/binary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styles.xml" manifest:media-type="text/xml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"/>
  <manifest:file-entry manifest:full-path="ObjectReplacements/Object 6" manifest:media-type="application/x-openoffice-gdimetafile;windows_formatname=&quot;GDIMetaFile&quot;"/>
  <manifest:file-entry manifest:full-path="ObjectReplacements/Object 19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9/styles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content.xml" manifest:media-type="text/xml"/>
  <manifest:file-entry manifest:full-path="Object 19/" manifest:version="1.2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25/content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styles.xml" manifest:media-type="text/xml"/>
  <manifest:file-entry manifest:full-path="Object 25/" manifest:version="1.2" manifest:media-type="application/vnd.oasis.opendocument.spreadsheet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23/content.xml" manifest:media-type="text/xml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text-properties officeooo:paragraph-rsid="001a2c0c"/>
    </style:style>
    <style:style style:name="P6" style:family="paragraph" style:parent-style-name="Text_20_body">
      <style:text-properties officeooo:paragraph-rsid="001b7644"/>
    </style:style>
    <style:style style:name="P7" style:family="paragraph" style:parent-style-name="Text_20_body">
      <style:text-properties officeooo:rsid="0019ca22" officeooo:paragraph-rsid="0019ca22"/>
    </style:style>
    <style:style style:name="P8" style:family="paragraph" style:parent-style-name="Text_20_body">
      <style:text-properties officeooo:rsid="0019ca22" officeooo:paragraph-rsid="00206896"/>
    </style:style>
    <style:style style:name="P9" style:family="paragraph" style:parent-style-name="Text_20_body">
      <style:paragraph-properties fo:text-align="justify" style:justify-single-word="false"/>
      <style:text-properties officeooo:rsid="0028b384" officeooo:paragraph-rsid="0028b384"/>
    </style:style>
    <style:style style:name="P10" style:family="paragraph" style:parent-style-name="Title">
      <style:text-properties officeooo:rsid="000c13b6" officeooo:paragraph-rsid="000c13b6"/>
    </style:style>
    <style:style style:name="P1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a22" officeooo:paragraph-rsid="00229dbf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officeooo:paragraph-rsid="0019ca22" style:text-blinking="false" fo:background-color="transparent"/>
    </style:style>
    <style:style style:name="P15" style:family="paragraph" style:parent-style-name="Text_20_body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17" style:family="paragraph" style:parent-style-name="Text_20_body">
      <style:paragraph-properties fo:text-align="justify" style:justify-single-word="false"/>
      <style:text-properties officeooo:rsid="0028b384" officeooo:paragraph-rsid="00309ba4"/>
    </style:style>
    <style:style style:name="P18" style:family="paragraph" style:parent-style-name="Text_20_body">
      <style:paragraph-properties fo:text-align="justify" style:justify-single-word="false"/>
      <style:text-properties officeooo:rsid="0028b384" officeooo:paragraph-rsid="003465ea"/>
    </style:style>
    <style:style style:name="P1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6526f"/>
    </style:style>
    <style:style style:name="P2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officeooo:paragraph-rsid="0019ca22" style:text-blinking="false" fo:background-color="transparent"/>
    </style:style>
    <style:style style:name="P21" style:family="paragraph" style:parent-style-name="Heading_20_2" style:list-style-name="">
      <style:text-properties officeooo:paragraph-rsid="0019ca22"/>
    </style:style>
    <style:style style:name="P22" style:family="paragraph" style:parent-style-name="Heading_20_2">
      <style:text-properties officeooo:rsid="001a2c0c" officeooo:paragraph-rsid="001a2c0c"/>
    </style:style>
    <style:style style:name="P23" style:family="paragraph" style:parent-style-name="Heading_20_2">
      <style:text-properties officeooo:rsid="001a2c0c" officeooo:paragraph-rsid="00206896"/>
    </style:style>
    <style:style style:name="P24" style:family="paragraph" style:parent-style-name="Heading_20_2">
      <style:text-properties officeooo:paragraph-rsid="001b7644"/>
    </style:style>
    <style:style style:name="P25" style:family="paragraph" style:parent-style-name="Heading_20_2">
      <style:paragraph-properties fo:break-before="page"/>
      <style:text-properties officeooo:paragraph-rsid="0019ca22"/>
    </style:style>
    <style:style style:name="P26" style:family="paragraph" style:parent-style-name="Heading_20_1">
      <style:text-properties officeooo:paragraph-rsid="001a2c0c"/>
    </style:style>
    <style:style style:name="P27" style:family="paragraph" style:parent-style-name="Heading_20_1">
      <style:text-properties officeooo:rsid="0019ca22" officeooo:paragraph-rsid="0019ca22"/>
    </style:style>
    <style:style style:name="P28" style:family="paragraph" style:parent-style-name="Heading_20_1" style:list-style-name="">
      <style:text-properties officeooo:rsid="0019ca22" officeooo:paragraph-rsid="0019ca22"/>
    </style:style>
    <style:style style:name="P29" style:family="paragraph" style:parent-style-name="Heading_20_1">
      <style:paragraph-properties fo:break-before="page"/>
      <style:text-properties officeooo:rsid="0019ca22" officeooo:paragraph-rsid="0019ca22"/>
    </style:style>
    <style:style style:name="P30" style:family="paragraph" style:parent-style-name="Heading_20_3">
      <style:text-properties officeooo:paragraph-rsid="001a2c0c"/>
    </style:style>
    <style:style style:name="P31" style:family="paragraph" style:parent-style-name="Heading_20_3">
      <style:text-properties officeooo:rsid="000d5c85" officeooo:paragraph-rsid="00393b3b"/>
    </style:style>
    <style:style style:name="P32" style:family="paragraph" style:parent-style-name="Heading_20_3" style:list-style-name="">
      <style:text-properties officeooo:rsid="0019ca22" officeooo:paragraph-rsid="001b7644"/>
    </style:style>
    <style:style style:name="P33" style:family="paragraph" style:parent-style-name="Heading_20_3">
      <style:text-properties officeooo:paragraph-rsid="001b7644"/>
    </style:style>
    <style:style style:name="P34" style:family="paragraph" style:parent-style-name="Heading_20_3">
      <style:text-properties officeooo:paragraph-rsid="001cb9aa"/>
    </style:style>
    <style:style style:name="P35" style:family="paragraph" style:parent-style-name="Heading_20_3">
      <style:text-properties officeooo:paragraph-rsid="00206896"/>
    </style:style>
    <style:style style:name="P36" style:family="paragraph" style:parent-style-name="Heading_20_3">
      <style:paragraph-properties fo:break-before="page"/>
      <style:text-properties officeooo:rsid="0019ca22" officeooo:paragraph-rsid="001b7644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189b50" style:font-size-asian="11pt" style:font-size-complex="11pt"/>
    </style:style>
    <style:style style:name="T5" style:family="text">
      <style:text-properties style:font-name="Arial" fo:font-size="11pt" officeooo:rsid="002473b4" style:font-size-asian="11pt" style:font-size-complex="11pt"/>
    </style:style>
    <style:style style:name="T6" style:family="text">
      <style:text-properties officeooo:rsid="00175b29"/>
    </style:style>
    <style:style style:name="T7" style:family="text">
      <style:text-properties officeooo:rsid="0019ca22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54f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a9f7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03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ba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6ab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15e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39b4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b384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65e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0f51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174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26f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3b3b" style:text-blinking="false" fo:background-color="transparent" loext:char-shading-value="0"/>
    </style:style>
    <style:style style:name="T25" style:family="text">
      <style:text-properties officeooo:rsid="001cb9aa"/>
    </style:style>
    <style:style style:name="T26" style:family="text">
      <style:text-properties officeooo:rsid="00206896"/>
    </style:style>
    <style:style style:name="T27" style:family="text">
      <style:text-properties officeooo:rsid="002473b4"/>
    </style:style>
    <style:style style:name="T28" style:family="text">
      <style:text-properties officeooo:rsid="00309ba4"/>
    </style:style>
    <style:style style:name="T29" style:family="text">
      <style:text-properties officeooo:rsid="0036526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D1 - OpenMP <text:span text:style-name="T6">Manipulation Matrice Vecteur</text:span></text:p>
      <text:p text:style-name="P16"><text:tab/><text:span text:style-name="T29">Ce TD a consisté en l’optimisation de programmes de calcul sur des vecteurs et matrices à l’aide d’OpenMP. L</text:span>es résultats des temps d'exécution de <text:span text:style-name="T29">ces</text:span> programmes <text:span text:style-name="T29">et l’évaluation de performance résultante est résumée ci-dessous</text:span>.</text:p>
      <text:p text:style-name="P11"><text:tab/>Les valeurs données sont les moyennes des temps sur 10 essais.</text:p>
      <text:p text:style-name="P12"><text:tab/><text:span text:style-name="T7">L’ordinateur utilisé pour l’évaluation de performances est un des nœuds « dahu » du site de Grenoble de Grid’5000 :</text:span></text:p>
      <text:p text:style-name="P13">CPU : 2x Intel Xeon Gold 6130 à 16 cœurs/CPU, 192 Gio de RAM, Stockage : 240 Go SSD + 480 Go SSD + 4.0 To HDD, Réseau : 10 Gbps + 100 Gbps Omni-Path.</text:p>
      <text:p text:style-name="P14"><text:tab/>Dans les données de passage à l'échelle fort, la valeur avec 0 cœur correspond en réalité à une compilation sans l'option « -fopenmp », donc non parallélisée et s'exécutant sur un seul cœur.</text:p>
      <text:p text:style-name="P20"/>
      <text:p text:style-name="P19"><text:span text:style-name="T10"><text:tab/></text:span><text:span text:style-name="T11">La totalité d</text:span><text:span text:style-name="T20">e la réalisation du TD</text:span><text:span text:style-name="T11"> peut être retrouvée sur le </text:span><text:span text:style-name="T24">dépôt </text:span><text:span text:style-name="T11">GitHub public : </text:span><text:a xlink:type="simple" xlink:href="https://github.com/Pyhro36/TD-1-OpenMP" text:style-name="Internet_20_link" text:visited-style-name="Visited_20_Internet_20_Link">https://github.com/Pyhro36/TD-1-OpenMP</text:a><text:span text:style-name="T11">. </text:span><text:span text:style-name="T13">La branche « master » a été la branche de travail. </text:span><text:span text:style-name="T20">Les branches « question21, question22, question23 ... » sont les branches de rendu décrites ci-dessous. </text:span><text:span text:style-name="T10">Les fichiers et méthodes ayant servis à l’évaluation des performances sont décrits dans le fichier « README.md » </text:span><text:span text:style-name="T23">dans les branches correspondantes</text:span><text:span text:style-name="T10">.</text:span></text:p>
      <text:h text:style-name="P26" text:outline-level="1"><text:span text:style-name="T28">2</text:span>.1 Vecteur-vecteur</text:h>
      <text:p text:style-name="P9"><text:tab/><text:span text:style-name="T8"><text:tab/>Le code chaque question de cette partie est contenu sur une branche correspondante dans le </text:span><text:span text:style-name="T24">dépôt </text:span><text:span text:style-name="T8">GitHub : « question2X » pour la question 2.X (question 2.1 : question21, question 2.4 : question24, question 2.10 : question210…).</text:span><text:span text:style-name="T14"> La question 2.8 n’a pas de branche car elle n’a pas <text:s/>de signification.</text:span><text:span text:style-name="T8"> Les fichiers </text:span><text:span text:style-name="T12">et méthodes</text:span><text:span text:style-name="T8"> concernés sont décrits dans le fichier « README.md », </text:span><text:span text:style-name="T16">à la partie « 2.1 Vecteur-Vecteur »</text:span><text:span text:style-name="T8">. </text:span><text:span text:style-name="T12">Il suffit donc de faire un checkout de chaque branche pour accéder au code, dans le fichier « </text:span><text:span text:style-name="T16">vecteur-vecteur/</text:span><text:span text:style-name="T12">main_vect.cpp », les fonctions étant décrites dans « </text:span><text:span text:style-name="T16">vecteur-vecteur/</text:span><text:span text:style-name="T12">main_vect.h ». </text:span></text:p>
      <text:h text:style-name="P21" text:outline-level="2"/>
      <text:h text:style-name="P25" text:outline-level="2">Addition de deux vecteurs</text:h>
      <text:h text:style-name="P30" text:outline-level="3"><draw:frame draw:style-name="fr1" draw:name="Objet1" text:anchor-type="paragraph" svg:x="0.741cm" svg:y="1.138cm" svg:width="15.625cm" svg:height="0.905cm" draw:z-index="0"><draw:object xlink:href="./Object 1" xlink:type="simple" xlink:show="embed" xlink:actuate="onLoad"/><draw:image xlink:href="./ObjectReplacements/Object 1" xlink:type="simple" xlink:show="embed" xlink:actuate="onLoad"/></draw:frame>Passage à l'échelle fort : 100 000 000 termes</text:h>
      <text:h text:style-name="P31" text:outline-level="3"><draw:frame draw:style-name="fr1" draw:name="Objet2" text:anchor-type="paragraph" svg:x="0.422cm" svg:y="1.011cm" svg:width="16cm" svg:height="8.999cm" draw:z-index="18"><draw:object xlink:href="./Object 2" xlink:type="simple" xlink:show="embed" xlink:actuate="onLoad"/><draw:image xlink:href="./ObjectReplacements/Object 2" xlink:type="simple" xlink:show="embed" xlink:actuate="onLoad"/></draw:frame>Passage à l'échelle faible</text:h>
      <text:p text:style-name="P15"><draw:frame draw:style-name="fr1" draw:name="Objet3" text:anchor-type="paragraph" svg:x="1.817cm" svg:y="-0.138cm" svg:width="13.367cm" svg:height="1.356cm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0.554cm" svg:y="1.344cm" svg:width="16cm" svg:height="8.999cm" draw:z-index="19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<text:soft-page-break/>Somme des termes d'un vecteur</text:h>
      <text:h text:style-name="Heading_20_3" text:outline-level="3">Passage à l'échelle fort : 100 000 000 termes</text:h>
      <text:p text:style-name="Text_20_body"><draw:frame draw:style-name="fr2" draw:name="Objet13" text:anchor-type="paragraph" svg:width="15.625cm" svg:height="0.905cm" draw:z-index="5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3" text:outline-level="3"><draw:frame draw:style-name="fr1" draw:name="Objet5" text:anchor-type="paragraph" svg:x="0.66cm" svg:y="0.072cm" svg:width="16cm" svg:height="8.999cm" draw:z-index="20"><draw:object xlink:href="./Object 5" xlink:type="simple" xlink:show="embed" xlink:actuate="onLoad"/><draw:image xlink:href="./ObjectReplacements/Object 5" xlink:type="simple" xlink:show="embed" xlink:actuate="onLoad"/></draw:frame></text:h>
      <text:h text:style-name="Heading_20_3" text:outline-level="3">Passage à l'échelle faible</text:h>
      <text:p text:style-name="Text_20_body"><draw:frame draw:style-name="fr2" draw:name="Objet7" text:anchor-type="paragraph" svg:width="13.367cm" svg:height="1.356cm" draw:z-index="2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6" text:anchor-type="paragraph" svg:x="0.369cm" svg:y="1.42cm" svg:width="16cm" svg:height="8.999cm" draw:z-index="21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2" text:outline-level="2"><text:soft-page-break/>Produit d'un vecteur par un scalaire</text:h>
      <text:h text:style-name="Heading_20_3" text:outline-level="3">Passage à l'échelle fort : 100 000 000 termes</text:h>
      <text:h text:style-name="Heading_20_3" text:outline-level="3"><draw:frame draw:style-name="fr1" draw:name="Objet8" text:anchor-type="paragraph" svg:x="0.501cm" svg:y="0.924cm" svg:width="16cm" svg:height="8.999cm" draw:z-index="22"><draw:object xlink:href="./Object 8" xlink:type="simple" xlink:show="embed" xlink:actuate="onLoad"/><draw:image xlink:href="./ObjectReplacements/Object 8" xlink:type="simple" xlink:show="embed" xlink:actuate="onLoad"/></draw:frame><draw:frame draw:style-name="fr3" draw:name="Objet9" text:anchor-type="paragraph" svg:width="15.625cm" svg:height="0.905cm" draw:z-index="3"><draw:object xlink:href="./Object 9" xlink:type="simple" xlink:show="embed" xlink:actuate="onLoad"/><draw:image xlink:href="./ObjectReplacements/Object 9" xlink:type="simple" xlink:show="embed" xlink:actuate="onLoad"/></draw:frame>Passage à l'échelle faible</text:h>
      <text:p text:style-name="Text_20_body"><draw:frame draw:style-name="fr2" draw:name="Objet12" text:anchor-type="paragraph" svg:width="13.367cm" svg:height="1.355cm" draw:z-index="4"><draw:object xlink:href="./Object 12" xlink:type="simple" xlink:show="embed" xlink:actuate="onLoad"/><draw:image xlink:href="./ObjectReplacements/Object 12" xlink:type="simple" xlink:show="embed" xlink:actuate="onLoad"/></draw:frame></text:p>
      <text:h text:style-name="P27" text:outline-level="1"><draw:frame draw:style-name="fr1" draw:name="Objet10" text:anchor-type="paragraph" svg:x="0.236cm" svg:y="0.686cm" svg:width="16cm" svg:height="8.999cm" draw:z-index="23"><draw:object xlink:href="./Object 10" xlink:type="simple" xlink:show="embed" xlink:actuate="onLoad"/><draw:image xlink:href="./ObjectReplacements/Object 10" xlink:type="simple" xlink:show="embed" xlink:actuate="onLoad"/></draw:frame></text:h>
      <text:h text:style-name="P28" text:outline-level="1"/>
      <text:h text:style-name="P29" text:outline-level="1"><text:span text:style-name="T28">2</text:span>.2 Matrice-Vecteur</text:h>
      <text:p text:style-name="P17"><text:span text:style-name="T15"><text:tab/>L</text:span><text:span text:style-name="T8">e code </text:span><text:span text:style-name="T15">de la</text:span><text:span text:style-name="T8"> question </text:span><text:span text:style-name="T15">2.11</text:span><text:span text:style-name="T8"> de cette partie est contenu sur </text:span><text:span text:style-name="T15">la</text:span><text:span text:style-name="T8"> branche « </text:span><text:span text:style-name="T15">question211 »</text:span><text:span text:style-name="T8"> dans le </text:span><text:span text:style-name="T24">dépôt </text:span><text:span text:style-name="T8">GitHub .</text:span><text:span text:style-name="T14"> </text:span><text:span text:style-name="T8">Les fichiers </text:span><text:span text:style-name="T12">et méthodes</text:span><text:span text:style-name="T8"> concernés sont décrits dans le fichier « README.md » </text:span><text:span text:style-name="T15">à la partie </text:span><text:span text:style-name="T16">« 2.2 Matrice-Vecteur »</text:span><text:span text:style-name="T8">. </text:span><text:span text:style-name="T12">Il suffit donc de faire un checkout de </text:span><text:span text:style-name="T18">cette</text:span><text:span text:style-name="T12"> branche pour accéder au code, dans le fichier « </text:span><text:span text:style-name="T17">matrice-vecteur/</text:span><text:span text:style-name="T12">main_</text:span><text:span text:style-name="T17">mat_</text:span><text:span text:style-name="T12">vect.cpp », les fonctions étant décrites dans « </text:span><text:span text:style-name="T17">matrice-vecteur/main_mat_vect</text:span><text:span text:style-name="T12">.h ». </text:span></text:p>
      <text:h text:style-name="P22" text:outline-level="2">Produit d’un vecteur-ligne par une matrice</text:h>
      <text:h text:style-name="P30" text:outline-level="3">Passage à l’échelle fort : matrices de 100 <text:span text:style-name="T26">sur </text:span>1 000 000</text:h>
      <text:p text:style-name="P5"><draw:frame draw:style-name="fr2" draw:name="Objet15" text:anchor-type="paragraph" svg:width="16.17cm" svg:height="0.905cm" draw:z-index="6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16" text:anchor-type="paragraph" svg:x="0.686cm" svg:y="1.379cm" svg:width="16cm" svg:height="8.999cm" draw:z-index="7"><draw:object xlink:href="./Object 16" xlink:type="simple" xlink:show="embed" xlink:actuate="onLoad"/><draw:image xlink:href="./ObjectReplacements/Object 16" xlink:type="simple" xlink:show="embed" xlink:actuate="onLoad"/></draw:frame></text:p>
      <text:h text:style-name="P32" text:outline-level="3"/>
      <text:h text:style-name="P36" text:outline-level="3">Passage à l‘échelle faible</text:h>
      <text:p text:style-name="P6"><draw:frame draw:style-name="fr2" draw:name="Objet17" text:anchor-type="paragraph" svg:width="13.912cm" svg:height="1.355cm" draw:z-index="8"><draw:object xlink:href="./Object 17" xlink:type="simple" xlink:show="embed" xlink:actuate="onLoad"/><draw:image xlink:href="./ObjectReplacements/Object 17" xlink:type="simple" xlink:show="embed" xlink:actuate="onLoad"/></draw:frame></text:p>
      <text:h text:style-name="P24" text:outline-level="2"><draw:frame draw:style-name="fr1" draw:name="Objet18" text:anchor-type="paragraph" svg:x="0.056cm" svg:y="0.661cm" svg:width="16cm" svg:height="8.999cm" draw:z-index="9"><draw:object xlink:href="./Object 18" xlink:type="simple" xlink:show="embed" xlink:actuate="onLoad"/><draw:image xlink:href="./ObjectReplacements/Object 18" xlink:type="simple" xlink:show="embed" xlink:actuate="onLoad"/></draw:frame>Produit d’une matrice par un vecteur-colonne</text:h>
      <text:h text:style-name="P33" text:outline-level="3">Passage à l’échelle fort : matrices de 100 <text:span text:style-name="T26">sur </text:span>1 000 000</text:h>
      <text:p text:style-name="P6"><draw:frame draw:style-name="fr2" draw:name="Objet19" text:anchor-type="paragraph" svg:width="16.17cm" svg:height="0.937cm" draw:z-index="10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20" text:anchor-type="paragraph" svg:x="0.633cm" svg:y="1.323cm" svg:width="16cm" svg:height="8.999cm" draw:z-index="11"><draw:object xlink:href="./Object 20" xlink:type="simple" xlink:show="embed" xlink:actuate="onLoad"/><draw:image xlink:href="./ObjectReplacements/Object 20" xlink:type="simple" xlink:show="embed" xlink:actuate="onLoad"/></draw:frame></text:p>
      <text:h text:style-name="P34" text:outline-level="3"><text:soft-page-break/>Passage à l’échelle <text:span text:style-name="T25">faible</text:span></text:h>
      <text:h text:style-name="P27" text:outline-level="1"><draw:frame draw:style-name="fr2" draw:name="Objet21" text:anchor-type="paragraph" svg:width="13.912cm" svg:height="1.418cm" draw:z-index="12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t22" text:anchor-type="paragraph" svg:x="0.633cm" svg:y="1.603cm" svg:width="16cm" svg:height="8.999cm" draw:z-index="13"><draw:object xlink:href="./Object 22" xlink:type="simple" xlink:show="embed" xlink:actuate="onLoad"/><draw:image xlink:href="./ObjectReplacements/Object 22" xlink:type="simple" xlink:show="embed" xlink:actuate="onLoad"/></draw:frame></text:h>
      <text:h text:style-name="P27" text:outline-level="1"><text:span text:style-name="T28">2</text:span>.<text:span text:style-name="T28">3</text:span> Matrice-Matrice</text:h>
      <text:p text:style-name="P18"><text:span text:style-name="T15"><text:tab/>L</text:span><text:span text:style-name="T19">e code </text:span><text:span text:style-name="T15">de la</text:span><text:span text:style-name="T19"> question </text:span><text:span text:style-name="T15">2.1</text:span><text:span text:style-name="T20">2</text:span><text:span text:style-name="T19"> de cette partie est contenu sur </text:span><text:span text:style-name="T15">la</text:span><text:span text:style-name="T19"> branche « </text:span><text:span text:style-name="T15">question21</text:span><text:span text:style-name="T20">2</text:span><text:span text:style-name="T15"> »</text:span><text:span text:style-name="T19"> dans le </text:span><text:span text:style-name="T24">dépot</text:span><text:span text:style-name="T19"> GitHub .</text:span><text:span text:style-name="T14"> </text:span><text:span text:style-name="T19">Les fichiers </text:span><text:span text:style-name="T12">et méthodes</text:span><text:span text:style-name="T19"> concernés sont décrits dans le fichier « README.md » </text:span><text:span text:style-name="T15">à la partie </text:span><text:span text:style-name="T16">« 2.</text:span><text:span text:style-name="T20">3</text:span><text:span text:style-name="T16"> Matrice-</text:span><text:span text:style-name="T20">Matrice</text:span><text:span text:style-name="T16"> »</text:span><text:span text:style-name="T19">. </text:span><text:span text:style-name="T12">Il suffit donc de faire un checkout de </text:span><text:span text:style-name="T18">cette</text:span><text:span text:style-name="T12"> branche pour accéder au code, dans le fichier « </text:span><text:span text:style-name="T17">matrice-</text:span><text:span text:style-name="T20">matrice</text:span><text:span text:style-name="T17">/</text:span><text:span text:style-name="T12">main_</text:span><text:span text:style-name="T17">mat</text:span><text:span text:style-name="T12">.cpp », les fonctions étant décrites dans « </text:span><text:span text:style-name="T17">matrice-</text:span><text:span text:style-name="T20">matrice</text:span><text:span text:style-name="T17">/main_mat</text:span><text:span text:style-name="T12">.h ». </text:span><text:span text:style-name="T20">Cette branche contient ainsi le résultat final du TD </text:span><text:span text:style-name="T21">mais également ce </text:span><text:span text:style-name="T22">présent </text:span><text:span text:style-name="T21">rapport.</text:span></text:p>
      <text:h text:style-name="P23" text:outline-level="2"><text:soft-page-break/>Produit d’une matrice par une matrice</text:h>
      <text:h text:style-name="P35" text:outline-level="3">Passage à l’échelle fort : matrices de 200 sur 1000 et 1000 sur 500</text:h>
      <text:h text:style-name="P35" text:outline-level="3"><draw:frame draw:style-name="fr1" draw:name="Objet24" text:anchor-type="paragraph" svg:x="0.501cm" svg:y="1.046cm" svg:width="16cm" svg:height="8.999cm" draw:z-index="15"><draw:object xlink:href="./Object 24" xlink:type="simple" xlink:show="embed" xlink:actuate="onLoad"/><draw:image xlink:href="./ObjectReplacements/Object 24" xlink:type="simple" xlink:show="embed" xlink:actuate="onLoad"/></draw:frame><draw:frame draw:style-name="fr1" draw:name="Objet23" text:anchor-type="paragraph" svg:x="0.654cm" svg:y="0.011cm" svg:width="16.17cm" svg:height="0.905cm" draw:z-index="14"><draw:object xlink:href="./Object 23" xlink:type="simple" xlink:show="embed" xlink:actuate="onLoad"/><draw:image xlink:href="./ObjectReplacements/Object 23" xlink:type="simple" xlink:show="embed" xlink:actuate="onLoad"/></draw:frame>Passage à l‘échelle faible</text:h>
      <text:p text:style-name="P8"><draw:frame draw:style-name="fr2" draw:name="Objet25" text:anchor-type="paragraph" svg:width="13.912cm" svg:height="1.856cm" draw:z-index="16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<draw:frame draw:style-name="fr1" draw:name="Objet26" text:anchor-type="paragraph" svg:x="0.422cm" svg:y="1.307cm" svg:width="16cm" svg:height="8.999cm" draw:z-index="17"><draw:object xlink:href="./Object 26" xlink:type="simple" xlink:show="embed" xlink:actuate="onLoad"/><draw:image xlink:href="./ObjectReplacements/Object 26" xlink:type="simple" xlink:show="embed" xlink:actuate="onLoad"/></draw:frame></text:p>
      <text:h text:style-name="P27" text:outline-level="1"><text:soft-page-break/>Conclusions</text:h>
      <text:p text:style-name="P3"><text:span text:style-name="T1"><text:tab/></text:span><text:span text:style-name="T2">Globalement, on constate que la compilation avec OpenMP permet une amélioration des performances </text:span><text:span text:style-name="T5">et</text:span><text:span text:style-name="T2"> même </text:span><text:span text:style-name="T5">parfois </text:span><text:span text:style-name="T2">lorsqu'on utilise qu'un seul cœur par rapport à une compilation normale non parallélisée. Cela peut s'expliquer par le fait que la compilation OpenMP intègre des optimisation</text:span><text:span text:style-name="T4">s</text:span><text:span text:style-name="T2"> de code à la compilation.</text:span></text:p>
      <text:p text:style-name="P2"><text:span text:style-name="T2"><text:tab/>Dans le cas des passage</text:span><text:span text:style-name="T5">s</text:span><text:span text:style-name="T2"> à l'échelle forts, on constate une amélioration des performances qui suit presque le nombre de cœurs utilisé</text:span><text:span text:style-name="T5">s</text:span><text:span text:style-name="T2">, la vitesse de calcul double presque avec le nombre de cœurs. Le fait est qu'avec l'augmentation du nombre de cœurs, il y a un écart de plus en plus important au résultat attendu si le passage l'échelle fort était parfait (division par 2 du temps de calcul). Il est dû au temps de calcul nécessaire à la création et la destruction des threads OpenMP, </text:span><text:span text:style-name="T3">augmentant </text:span><text:span text:style-name="T2">avec </text:span><text:span text:style-name="T3">le nombre de cœurs.</text:span></text:p>
      <text:p text:style-name="P4"><text:tab/><text:span text:style-name="T26">A</text:span>vec le passage à l'échelle faible, On peut noter certes une augmentation du temps de calcul par rapport à la taille de<text:span text:style-name="T27">s </text:span>donnée<text:span text:style-name="T27">s</text:span> et au nombre de cœurs, dû au temps de synchronisation, de création et de destruction des threads OpenMP, mais que cette augmentation tend à diminuer avec le passage à l'échelle, ce qui sous-tend que OpenMP est <text:span text:style-name="T27">plutôt bien</text:span> adapté au passage à l'échelle faible.</text:p>
      <text:p text:style-name="P4"><text:tab/><text:span text:style-name="T26">Dans le cas de la multiplication d’une matrice par un vecteur, on constate que le passage à l’échelle faible de la multiplication d’un vecteur-ligne par une matrice est beaucoup moins efficace que celui pour la multiplication d’une matrice par un vecteur-colonne. Cependant il reste toujours plus performant sur des grandeurs de vecteur basses. Ceci peut s’expliquer par le fait la réduction OpenMP utilisée pour parcourir le vecteur est coûteuse à mettre en place. De ce fait, elle augmente fortement le temps d’exécution lorsqu’elle effectuée de nombreuses f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1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2-03T17:35:11.862230006</dc:date>
    <meta:editing-duration>PT1H59M32S</meta:editing-duration>
    <meta:editing-cycles>24</meta:editing-cycles>
    <meta:generator>LibreOffice/6.0.7.3$Linux_X86_64 LibreOffice_project/00m0$Build-3</meta:generator>
    <meta:document-statistic meta:table-count="0" meta:image-count="0" meta:object-count="24" meta:page-count="9" meta:paragraph-count="37" meta:word-count="889" meta:character-count="5362" meta:non-whitespace-character-count="44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529909731.5" calcext:value-type="float">
            <text:p>529909731,5</text:p>
          </table:table-cell>
          <table:table-cell table:style-name="ce2" office:value-type="float" office:value="522898457.7" calcext:value-type="float">
            <text:p>522898457,7</text:p>
          </table:table-cell>
          <table:table-cell table:style-name="ce2" office:value-type="float" office:value="296328978.7" calcext:value-type="float">
            <text:p>296328978,7</text:p>
          </table:table-cell>
          <table:table-cell table:style-name="ce3" office:value-type="float" office:value="191235517.2" calcext:value-type="float">
            <text:p>191235517,2</text:p>
          </table:table-cell>
          <table:table-cell table:style-name="ce2" office:value-type="float" office:value="120975353.1" calcext:value-type="float">
            <text:p>120975353,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6:04.202535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2cm" svg:y="0.32cm" chart:style-name="ch2">
          <text:p>Produit d’un vecteur par un scalair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06963464.6">
                <text:p>506963464.6</text:p>
              </table:table-cell>
              <table:table-cell office:value-type="float" office:value="565893749.4">
                <text:p>565893749.4</text:p>
              </table:table-cell>
              <table:table-cell office:value-type="float" office:value="598198348.6">
                <text:p>598198348.6</text:p>
              </table:table-cell>
              <table:table-cell office:value-type="float" office:value="643009613.9">
                <text:p>643009613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7">
          <table:table-cell table:number-columns-repeated="5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1" office:value-type="float" office:value="506963464.6" calcext:value-type="float">
            <text:p>506963464,6</text:p>
          </table:table-cell>
          <table:table-cell table:style-name="ce4" office:value-type="float" office:value="565893749.4" calcext:value-type="float">
            <text:p>565893749,4</text:p>
          </table:table-cell>
          <table:table-cell table:style-name="ce4" office:value-type="float" office:value="598198348.6" calcext:value-type="float">
            <text:p>598198348,6</text:p>
          </table:table-cell>
          <table:table-cell table:style-name="ce4" office:value-type="float" office:value="643009613.9" calcext:value-type="float">
            <text:p>643009613,9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9:58.308485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216655368.8" calcext:value-type="float">
            <text:p>216655368,8</text:p>
          </table:table-cell>
          <table:table-cell table:style-name="ce2" office:value-type="float" office:value="193019030.5" calcext:value-type="float">
            <text:p>193019030,5</text:p>
          </table:table-cell>
          <table:table-cell table:style-name="ce2" office:value-type="float" office:value="97459773.6" calcext:value-type="float">
            <text:p>97459773,6</text:p>
          </table:table-cell>
          <table:table-cell table:style-name="ce3" office:value-type="float" office:value="51823113.4" calcext:value-type="float">
            <text:p>51823113,4</text:p>
          </table:table-cell>
          <table:table-cell table:style-name="ce2" office:value-type="float" office:value="27345444.3" calcext:value-type="float">
            <text:p>27345444,3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8:19.259643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1020477666.9" calcext:value-type="float">
            <text:p>1020477666,9</text:p>
          </table:table-cell>
          <table:table-cell table:style-name="ce8" office:value-type="float" office:value="1739215803.5" calcext:value-type="float">
            <text:p>1739215803,5</text:p>
          </table:table-cell>
          <table:table-cell table:style-name="ce9" office:value-type="float" office:value="1099060638.9" calcext:value-type="float">
            <text:p>1099060638,9</text:p>
          </table:table-cell>
          <table:table-cell table:style-name="ce7" office:value-type="float" office:value="547479889.1" calcext:value-type="float">
            <text:p>547479889,1</text:p>
          </table:table-cell>
          <table:table-cell table:style-name="ce8" office:value-type="float" office:value="297177321" calcext:value-type="float">
            <text:p>29717732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9:57.752181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8cm" svg:y="0.325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153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020477666.9">
                <text:p>1020477666.9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5" office:value-type="string" calcext:value-type="string">
            <text:p>taille de la matrice</text:p>
          </table:table-cell>
          <table:table-cell table:style-name="ce5" office:value-type="string" calcext:value-type="string">
            <text:p>100x1000000</text:p>
          </table:table-cell>
          <table:table-cell table:style-name="ce5" office:value-type="string" calcext:value-type="string">
            <text:p>200x1000000</text:p>
          </table:table-cell>
          <table:table-cell table:style-name="ce5" office:value-type="string" calcext:value-type="string">
            <text:p>400x1000000</text:p>
          </table:table-cell>
          <table:table-cell table:style-name="ce5" office:value-type="string" calcext:value-type="string">
            <text:p>800x1000000</text:p>
          </table:table-cell>
        </table:table-row>
        <table:table-row table:style-name="ro1">
          <table:table-cell table:style-name="ce5" office:value-type="string" calcext:value-type="string">
            <text:p>nombre de coeur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1739215803.5" calcext:value-type="float">
            <text:p>1739215803,5</text:p>
          </table:table-cell>
          <table:table-cell table:style-name="ce6" office:value-type="float" office:value="1905342520.7" calcext:value-type="float">
            <text:p>1905342520,7</text:p>
          </table:table-cell>
          <table:table-cell table:style-name="ce6" office:value-type="float" office:value="3169045794.3" calcext:value-type="float">
            <text:p>3169045794,3</text:p>
          </table:table-cell>
          <table:table-cell table:style-name="ce6" office:value-type="float" office:value="3695605864" calcext:value-type="float">
            <text:p>369560586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21:44.31094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5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433cm" svg:y="1.473cm" svg:width="12.154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5" office:value-type="string" calcext:value-type="string">
            <text:p>nombre de coeur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383935514.2" calcext:value-type="float">
            <text:p>383935514,2</text:p>
          </table:table-cell>
          <table:table-cell table:style-name="ce6" office:value-type="float" office:value="364295872" calcext:value-type="float">
            <text:p>364295872</text:p>
          </table:table-cell>
          <table:table-cell table:style-name="ce6" office:value-type="float" office:value="183125504" calcext:value-type="float">
            <text:p>183125504</text:p>
          </table:table-cell>
          <table:table-cell table:style-name="ce5" office:value-type="float" office:value="91481405.4" calcext:value-type="float">
            <text:p>91481405,4</text:p>
          </table:table-cell>
          <table:table-cell table:style-name="ce6" office:value-type="float" office:value="47675467.2" calcext:value-type="float">
            <text:p>47675467,2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7:23.79718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7cm" svg:y="0.32cm" chart:style-name="ch2">
          <text:p>Addition de deux vecteurs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29909731.5">
                <text:p>529909731.5</text:p>
              </table:table-cell>
              <table:table-cell office:value-type="float" office:value="522898457.7">
                <text:p>522898457.7</text:p>
              </table:table-cell>
              <table:table-cell office:value-type="float" office:value="296328978.7">
                <text:p>296328978.7</text:p>
              </table:table-cell>
              <table:table-cell office:value-type="float" office:value="191235517.2">
                <text:p>191235517.2</text:p>
              </table:table-cell>
              <table:table-cell office:value-type="float" office:value="120975353.1">
                <text:p>12097535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131cm" svg:y="0.325cm" chart:style-name="ch2">
          <text:p>Produit d’une matrice par un vecteur-colonn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83935514.2">
                <text:p>383935514.2</text:p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4">
          <table:table-cell table:number-columns-repeated="5"/>
        </table:table-row>
        <table:table-row table:style-name="ro2">
          <table:table-cell table:style-name="ce7" office:value-type="string" calcext:value-type="string">
            <text:p>taille de la matrice</text:p>
          </table:table-cell>
          <table:table-cell table:style-name="ce7" office:value-type="string" calcext:value-type="string">
            <text:p>100x1000000</text:p>
          </table:table-cell>
          <table:table-cell table:style-name="ce7" office:value-type="string" calcext:value-type="string">
            <text:p>200x1000000</text:p>
          </table:table-cell>
          <table:table-cell table:style-name="ce7" office:value-type="string" calcext:value-type="string">
            <text:p>400x1000000</text:p>
          </table:table-cell>
          <table:table-cell table:style-name="ce7" office:value-type="string" calcext:value-type="string">
            <text:p>800x1000000</text:p>
          </table:table-cell>
        </table:table-row>
        <table:table-row table:style-name="ro2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364295872" calcext:value-type="float">
            <text:p>364295872</text:p>
          </table:table-cell>
          <table:table-cell table:style-name="ce9" office:value-type="float" office:value="365923789.4" calcext:value-type="float">
            <text:p>365923789,4</text:p>
          </table:table-cell>
          <table:table-cell table:style-name="ce8" office:value-type="float" office:value="368364892.1" calcext:value-type="float">
            <text:p>368364892,1</text:p>
          </table:table-cell>
          <table:table-cell table:style-name="ce8" office:value-type="float" office:value="384285793.9" calcext:value-type="float">
            <text:p>384285793,9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9:06.43969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0.811cm" svg:y="0.325cm" chart:style-name="ch2">
          <text:p>Produit d’une matrice par un vecteur-colonn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64295872">
                <text:p>364295872</text:p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719990905.3" calcext:value-type="float">
            <text:p>719990905,3</text:p>
          </table:table-cell>
          <table:table-cell table:style-name="ce8" office:value-type="float" office:value="721745193.9" calcext:value-type="float">
            <text:p>721745193,9</text:p>
          </table:table-cell>
          <table:table-cell table:style-name="ce9" office:value-type="float" office:value="364554976.5" calcext:value-type="float">
            <text:p>364554976,5</text:p>
          </table:table-cell>
          <table:table-cell table:style-name="ce7" office:value-type="float" office:value="186374337.4" calcext:value-type="float">
            <text:p>186374337,4</text:p>
          </table:table-cell>
          <table:table-cell table:style-name="ce8" office:value-type="float" office:value="123564089.3" calcext:value-type="float">
            <text:p>123564089,3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3:41.75430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18cm" svg:y="0.325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19990905.3">
                <text:p>719990905.3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364554976.5">
                <text:p>364554976.5</text:p>
              </table:table-cell>
              <table:table-cell office:value-type="float" office:value="186374337.4">
                <text:p>186374337.4</text:p>
              </table:table-cell>
              <table:table-cell office:value-type="float" office:value="123564089.3">
                <text:p>123564089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style-name="ce7" office:value-type="string" calcext:value-type="string">
            <text:p>taille des matrices</text:p>
          </table:table-cell>
          <table:table-cell table:style-name="ce8" office:value-type="string" calcext:value-type="string">
            <text:p>200x1000 et 1000x500</text:p>
          </table:table-cell>
          <table:table-cell table:style-name="ce8" office:value-type="string" calcext:value-type="string">
            <text:p>200x1000 et 1000x1000</text:p>
          </table:table-cell>
          <table:table-cell table:style-name="ce8" office:value-type="string" calcext:value-type="string">
            <text:p>200x1000 et 1000x2000</text:p>
          </table:table-cell>
          <table:table-cell table:style-name="ce8" office:value-type="string" calcext:value-type="string">
            <text:p>200x1000 et 1000x4000</text:p>
          </table:table-cell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9" office:value-type="float" office:value="721745193.9" calcext:value-type="float">
            <text:p>721745193,9</text:p>
          </table:table-cell>
          <table:table-cell table:style-name="ce9" office:value-type="float" office:value="802629454.3" calcext:value-type="float">
            <text:p>802629454,3</text:p>
          </table:table-cell>
          <table:table-cell table:style-name="ce9" office:value-type="float" office:value="823120587.2" calcext:value-type="float">
            <text:p>823120587,2</text:p>
          </table:table-cell>
          <table:table-cell table:style-name="ce9" office:value-type="float" office:value="970114067.2" calcext:value-type="float">
            <text:p>970114067,2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4:00.67126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5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153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802629454.3">
                <text:p>802629454.3</text:p>
              </table:table-cell>
              <table:table-cell office:value-type="float" office:value="823120587.2">
                <text:p>823120587.2</text:p>
              </table:table-cell>
              <table:table-cell office:value-type="float" office:value="970114067.2">
                <text:p>970114067.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522898457.7" calcext:value-type="float">
            <text:p>522898457,7</text:p>
          </table:table-cell>
          <table:table-cell table:style-name="ce2" office:value-type="float" office:value="585299139.5" calcext:value-type="float">
            <text:p>585299139,5</text:p>
          </table:table-cell>
          <table:table-cell table:style-name="ce2" office:value-type="float" office:value="632652486.1" calcext:value-type="float">
            <text:p>632652486,1</text:p>
          </table:table-cell>
          <table:table-cell table:style-name="ce2" office:value-type="float" office:value="685789466.4" calcext:value-type="float">
            <text:p>685789466,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7:05.069868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7cm" svg:y="0.32cm" chart:style-name="ch2">
          <text:p>Addition de deux vecteurs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22898457.7">
                <text:p>522898457.7</text:p>
              </table:table-cell>
              <table:table-cell office:value-type="float" office:value="585299139.5">
                <text:p>585299139.5</text:p>
              </table:table-cell>
              <table:table-cell office:value-type="float" office:value="632652486.1">
                <text:p>632652486.1</text:p>
              </table:table-cell>
              <table:table-cell office:value-type="float" office:value="685789466.4">
                <text:p>685789466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8cm" svg:y="0.32cm" chart:style-name="ch2">
          <text:p>Somme des termes d'un vecteur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16655368.8">
                <text:p>216655368.8</text:p>
              </table:table-cell>
              <table:table-cell office:value-type="float" office:value="193019030.5">
                <text:p>193019030.5</text:p>
              </table:table-cell>
              <table:table-cell office:value-type="float" office:value="97459773.6">
                <text:p>97459773.6</text:p>
              </table:table-cell>
              <table:table-cell office:value-type="float" office:value="51823113.4">
                <text:p>51823113.4</text:p>
              </table:table-cell>
              <table:table-cell office:value-type="float" office:value="27345444.3">
                <text:p>27345444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1cm" svg:y="0.32cm" chart:style-name="ch2">
          <text:p>Somme des termes d’un vecteur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93019030.5">
                <text:p>193019030.5</text:p>
              </table:table-cell>
              <table:table-cell office:value-type="float" office:value="196695023.9">
                <text:p>196695023.9</text:p>
              </table:table-cell>
              <table:table-cell office:value-type="float" office:value="202520382.2">
                <text:p>202520382.2</text:p>
              </table:table-cell>
              <table:table-cell office:value-type="float" office:value="212149773.8">
                <text:p>212149773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4">
          <table:table-cell table:number-columns-repeated="5"/>
        </table:table-row>
        <table:table-row table:style-name="ro2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193019030.5" calcext:value-type="float">
            <text:p>193019030,5</text:p>
          </table:table-cell>
          <table:table-cell table:style-name="ce2" office:value-type="float" office:value="196695023.9" calcext:value-type="float">
            <text:p>196695023,9</text:p>
          </table:table-cell>
          <table:table-cell table:style-name="ce2" office:value-type="float" office:value="202520382.2" calcext:value-type="float">
            <text:p>202520382,2</text:p>
          </table:table-cell>
          <table:table-cell table:style-name="ce2" office:value-type="float" office:value="212149773.8" calcext:value-type="float">
            <text:p>212149773,8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8:49.098335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4cm" svg:y="0.32cm" chart:style-name="ch2">
          <text:p>Produit d’un vecteur par un scalair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23015648.8">
                <text:p>523015648.8</text:p>
              </table:table-cell>
              <table:table-cell office:value-type="float" office:value="506963464.6">
                <text:p>506963464.6</text:p>
              </table:table-cell>
              <table:table-cell office:value-type="float" office:value="291397447.5">
                <text:p>291397447.5</text:p>
              </table:table-cell>
              <table:table-cell office:value-type="float" office:value="153289049.2">
                <text:p>153289049.2</text:p>
              </table:table-cell>
              <table:table-cell office:value-type="float" office:value="79639995.4">
                <text:p>7963999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32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523015648.8" calcext:value-type="float">
            <text:p>523015648,8</text:p>
          </table:table-cell>
          <table:table-cell table:style-name="ce2" office:value-type="float" office:value="506963464.6" calcext:value-type="float">
            <text:p>506963464,6</text:p>
          </table:table-cell>
          <table:table-cell table:style-name="ce2" office:value-type="float" office:value="291397447.5" calcext:value-type="float">
            <text:p>291397447,5</text:p>
          </table:table-cell>
          <table:table-cell table:style-name="ce2" office:value-type="float" office:value="153289049.2" calcext:value-type="float">
            <text:p>153289049,2</text:p>
          </table:table-cell>
          <table:table-cell table:style-name="ce2" office:value-type="float" office:value="79639995.4" calcext:value-type="float">
            <text:p>79639995,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9:23.104853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